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janne_complex_alf_to_C_identified_full - Cop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Basic Block complex bb0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bb0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  while(a &lt; 30)</text:p>
            <text:p/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bb0::2:::1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  while(a &lt; 30)</text:p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Basic Block complex bb4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bb4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  while(a &lt; 30)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Block complex bb5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bb5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      while(b &lt; a)</text:p>
            <text:p/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bb5::0:::1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      while(b &lt; a)</text:p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Basic Block complex bb6</text:p>
          </table:table-cell>
          <table:table-cell table:number-columns-repeated="8"/>
        </table:table-row>
        <table:table-row table:style-name="ro2">
          <table:table-cell table:style-name="ce1" office:value-type="string" calcext:value-type="string">
            <text:p>bb6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      while(b &lt; a)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Block complex bb8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bb8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 text:c="2"/>if(b &gt; 5) <text:line-break/>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Block complex bb10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bb10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s text:c="4"/>b = b * 3; <text:line-break/>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bb10::2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s text:c="4"/>b = b * 3; <text:line-break/>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bb10::2:::1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<text:s text:c="4"/>b = b * 3; <text:line-break/>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asic Block complex bb12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bb12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<text:s text:c="4"/>b = b + 2;<text:line-break/>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Block complex bb14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bb14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<text:s text:c="2"/>if(b &gt;= 10 &amp;&amp; b &lt;= 12) <text:line-break/></text:p>
          </table:table-cell>
          <table:table-cell table:style-name="ce1"/>
          <table:table-cell table:number-columns-repeated="4"/>
        </table:table-row>
        <table:table-row table:style-name="ro3">
          <table:table-cell office:value-type="string" calcext:value-type="string">
            <text:p>Basic Block complex bb16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bb16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s text:c="2"/>if(b &gt;= 10 &amp;&amp; b &lt;= 12) <text:line-break/></text:p>
          </table:table-cell>
          <table:table-cell table:style-name="ce2"/>
          <table:table-cell table:number-columns-repeated="4"/>
        </table:table-row>
        <table:table-row table:style-name="ro3">
          <table:table-cell office:value-type="string" calcext:value-type="string">
            <text:p>Basic Block complex bb18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bb18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<text:s text:c="4"/>a = a + 10;<text:line-break/></text:p>
          </table:table-cell>
          <table:table-cell table:number-columns-repeated="2"/>
          <table:table-cell office:value-type="string" calcext:value-type="string">
            <text:p>Não há condição para b e a tal que a condicional acima seja verdadeira e esse código executado.</text:p>
          </table:table-cell>
          <table:table-cell table:number-columns-repeated="2"/>
        </table:table-row>
        <table:table-row table:style-name="ro3">
          <table:table-cell table:style-name="ce1" office:value-type="string" calcext:value-type="string">
            <text:p>bb18::2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<text:s text:c="4"/>a = a + 10;<text:line-break/>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bb18::2:::1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<text:s text:c="4"/>a = a + 10;<text:line-break/>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asic Block complex bb20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bb20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<text:s text:c="4"/>a = a + 1;<text:line-break/>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Block complex bb22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bb2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}<text:line-break/></text:p>
          </table:table-cell>
          <table:table-cell table:style-name="ce3"/>
          <table:table-cell/>
          <table:table-cell office:value-type="string" calcext:value-type="string">
            <text:p>Segunda iteração do BB5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bb22::1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}<text:line-break/></text:p>
          </table:table-cell>
          <table:table-cell table:style-name="ce3"/>
          <table:table-cell table:number-columns-repeated="4"/>
        </table:table-row>
        <table:table-row table:style-name="ro3">
          <table:table-cell table:style-name="ce3" office:value-type="string" calcext:value-type="string">
            <text:p>bb22::1: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}<text:line-break/></text:p>
          </table:table-cell>
          <table:table-cell table:style-name="ce3"/>
          <table:table-cell table:number-columns-repeated="4"/>
        </table:table-row>
        <table:table-row table:style-name="ro3">
          <table:table-cell office:value-type="string" calcext:value-type="string">
            <text:p>Basic Block complex bb23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bb23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      a = a + 2; </text:p>
            <text:p/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+</text:p>
          </table:table-cell>
          <table:table-cell/>
          <table:table-cell office:value-type="float" office:value="62" calcext:value-type="float">
            <text:p>62</text:p>
          </table:table-cell>
        </table:table-row>
        <table:table-row table:style-name="ro3">
          <table:table-cell table:style-name="ce1" office:value-type="string" calcext:value-type="string">
            <text:p>bb23::2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      b = b - 10; </text:p>
            <text:p/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bb23::4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    }</text:p>
            <text:p/>
          </table:table-cell>
          <table:table-cell table:number-columns-repeated="2"/>
          <table:table-cell office:value-type="string" calcext:value-type="string">
            <text:p>Segunda iteração do BB0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bb23::4:::1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    }</text:p>
            <text:p/>
          </table:table-cell>
          <table:table-cell table:number-columns-repeated="5"/>
        </table:table-row>
        <table:table-row table:style-name="ro3">
          <table:table-cell table:style-name="ce3" office:value-type="string" calcext:value-type="string">
            <text:p>bb23::4:::2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    }</text:p>
            <text:p/>
          </table:table-cell>
          <table:table-cell table:number-columns-repeated="5"/>
        </table:table-row>
        <table:table-row table:style-name="ro3">
          <table:table-cell office:value-type="string" calcext:value-type="string">
            <text:p>Basic Block complex bb26</text:p>
          </table:table-cell>
          <table:table-cell table:number-columns-repeated="8"/>
        </table:table-row>
        <table:table-row table:style-name="ro3">
          <table:table-cell table:style-name="ce1" office:value-type="string" calcext:value-type="string">
            <text:p>bb26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  return 1;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sic Block main bb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bb0</text:p>
          </table:table-cell>
          <table:table-cell office:value-type="string" calcext:value-type="string">
            <text:p>Li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  answer = complex(a, b);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b0::5</text:p>
          </table:table-cell>
          <table:table-cell office:value-type="string" calcext:value-type="string">
            <text:p>Li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  return answer;</text:p>
            <text:p/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1">00/00/0000</text:date>, <text:time style:data-style-name="N2" text:time-value="14:45:18.14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1.3$Windows_X86_64 LibreOffice_project/a69ca51ded25f3eefd52d7bf9a5fad8c90b87951</meta:generator>
    <dc:date>2023-10-31T15:45:32.657000000</dc:date>
    <meta:editing-duration>PT39M52S</meta:editing-duration>
    <meta:editing-cycles>2</meta:editing-cycles>
    <meta:document-statistic meta:table-count="1" meta:cell-count="144" meta:object-count="0"/>
  </office:meta>
</office:document-meta>
</file>